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642F59789A97BE90.png" manifest:media-type="image/png"/>
  <manifest:file-entry manifest:full-path="Pictures/10000201000006400000038384CDBC35817DDB32.png" manifest:media-type="image/png"/>
  <manifest:file-entry manifest:full-path="Pictures/100002010000064000000383307FC7E110704D8A.png" manifest:media-type="image/png"/>
  <manifest:file-entry manifest:full-path="Pictures/100002010000064000000383D95A490480DC40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8096" officeooo:paragraph-rsid="0011809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8096" officeooo:paragraph-rsid="0011809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language="ca" fo:country="ES" style:text-underline-style="none" fo:font-weight="normal" officeooo:rsid="00118096" officeooo:paragraph-rsid="0011809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95b6" officeooo:paragraph-rsid="001195b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2c5cb" officeooo:paragraph-rsid="0012c5c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5abef" officeooo:paragraph-rsid="0015abe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es SQL a Odoo</text:p>
      <text:p text:style-name="P3"/>
      <text:p text:style-name="P2">E1</text:p>
      <text:p text:style-name="P2"/>
      <text:p text:style-name="P2"><draw:frame draw:style-name="fr1" draw:name="Imatge1" text:anchor-type="char" svg:width="17.59cm" svg:height="9.883cm" draw:z-index="0"><draw:image xlink:href="Pictures/100002010000064000000383D95A490480DC40B6.png" xlink:type="simple" xlink:show="embed" xlink:actuate="onLoad" loext:mime-type="image/png"/></draw:frame></text:p>
      <text:p text:style-name="P4">E2.1</text:p>
      <text:p text:style-name="P4"/>
      <text:p text:style-name="P5"><draw:frame draw:style-name="fr2" draw:name="Imatge2" text:anchor-type="char" svg:width="17.59cm" svg:height="9.883cm" draw:z-index="1"><draw:image xlink:href="Pictures/10000201000006400000038384CDBC35817DDB32.png" xlink:type="simple" xlink:show="embed" xlink:actuate="onLoad" loext:mime-type="image/png"/></draw:frame></text:p>
      <text:p text:style-name="P5"><text:soft-page-break/>E2.2</text:p>
      <text:p text:style-name="P5"/>
      <text:p text:style-name="P5"><draw:frame draw:style-name="fr1" draw:name="Imatge3" text:anchor-type="char" svg:width="17.59cm" svg:height="9.883cm" draw:z-index="2"><draw:image xlink:href="Pictures/100002010000064000000383307FC7E110704D8A.png" xlink:type="simple" xlink:show="embed" xlink:actuate="onLoad" loext:mime-type="image/png"/></draw:frame></text:p>
      <text:p text:style-name="P6">E3</text:p>
      <text:p text:style-name="P4"/>
      <text:p text:style-name="P4"><draw:frame draw:style-name="fr1" draw:name="Imatge4" text:anchor-type="char" svg:width="17.59cm" svg:height="9.883cm" draw:z-index="3"><draw:image xlink:href="Pictures/100002010000064000000383642F59789A97BE90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4" meta:object-count="0" meta:page-count="2" meta:paragraph-count="5" meta:word-count="8" meta:character-count="32" meta:non-whitespace-character-count="29"/>
  </office:meta>
</office:document-meta>
</file>